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/>
          <table:table-cell table:style-name="ce32"/>
          <table:table-cell/>
          <table:table-cell table:style-name="ce32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style-name="ce32"/>
          <table:table-cell/>
          <table:table-cell table:style-name="ce32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2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style-name="ce32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/>
          <table:table-cell table:style-name="ce32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style-name="ce32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/>
          <table:table-cell table:style-name="ce32"/>
          <table:table-cell/>
          <table:table-cell table:style-name="ce32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/>
          <table:table-cell table:style-name="ce32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2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/>
          <table:table-cell table:style-name="ce32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32"/>
          <table:table-cell/>
          <table:table-cell table:style-name="ce32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2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2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/>
          <table:table-cell table:style-name="ce32"/>
          <table:table-cell/>
          <table:table-cell table:style-name="ce32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32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32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2" office:value-type="float" office:value="12" calcext:value-type="float">
            <text:p>12</text:p>
          </table:table-cell>
          <table:table-cell/>
          <table:table-cell table:style-name="ce32"/>
          <table:table-cell/>
          <table:table-cell table:style-name="ce32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2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2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7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7" office:value-type="float" office:value="6" calcext:value-type="float">
            <text:p>6</text:p>
          </table:table-cell>
          <table:table-cell/>
          <table:table-cell table:style-name="ce37"/>
          <table:table-cell table:style-name="ce28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37"/>
          <table:table-cell/>
          <table:table-cell table:style-name="ce37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7" calcext:value-type="float">
            <text:p>7</text:p>
          </table:table-cell>
          <table:table-cell table:style-name="ce28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0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37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37"/>
          <table:table-cell/>
          <table:table-cell table:style-name="ce37"/>
          <table:table-cell table:style-name="ce28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0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37"/>
          <table:table-cell/>
          <table:table-cell table:style-name="ce37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37"/>
          <table:table-cell/>
          <table:table-cell table:style-name="ce37"/>
          <table:table-cell table:style-name="ce28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0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7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38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.00.0000</text:date>, <text:time style:data-style-name="N2" text:time-value="16:12:00.8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5</meta:editing-cycles>
    <meta:editing-duration>PT5H23M17S</meta:editing-duration>
    <dc:title>Saison Ekkart</dc:title>
    <dc:date>2019-03-25T16:13:00.626000000</dc:date>
    <meta:generator>LibreOffice/6.1.3.2$Windows_X86_64 LibreOffice_project/86daf60bf00efa86ad547e59e09d6bb77c699acb</meta:generator>
    <dc:creator>Ekkart Kleinod</dc:creator>
    <meta:document-statistic meta:table-count="3" meta:cell-count="867" meta:object-count="0"/>
  </office:meta>
</office:document-meta>
</file>